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line-height="200%" fo:text-align="center" style:justify-single-word="false"/>
    </style:style>
    <style:style style:name="P2" style:family="paragraph" style:parent-style-name="Standard">
      <style:paragraph-properties fo:line-height="200%"/>
    </style:style>
    <style:style style:name="P3" style:family="paragraph" style:parent-style-name="List_20_Paragraph" style:list-style-name="WWNum1">
      <style:paragraph-properties fo:line-height="200%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" fo:font-size="16pt" fo:font-weight="bold" officeooo:rsid="001febc8" officeooo:paragraph-rsid="001febc8" style:font-size-asian="16pt" style:font-weight-asian="bold" style:font-name-complex="Arial1" style:font-size-complex="16pt" style:font-weight-complex="bold"/>
    </style:style>
    <style:style style:name="P5" style:family="paragraph" style:parent-style-name="Standard">
      <style:paragraph-properties fo:line-height="200%"/>
      <style:text-properties officeooo:paragraph-rsid="001febc8"/>
    </style:style>
    <style:style style:name="P6" style:family="paragraph" style:parent-style-name="Standard" style:list-style-name="L1">
      <style:paragraph-properties fo:line-height="200%"/>
      <style:text-properties officeooo:rsid="001febc8" officeooo:paragraph-rsid="001febc8"/>
    </style:style>
    <style:style style:name="P7" style:family="paragraph" style:parent-style-name="Standard">
      <style:paragraph-properties fo:line-height="200%"/>
      <style:text-properties style:font-name="Arial" style:font-name-complex="Arial1"/>
    </style:style>
    <style:style style:name="P8" style:family="paragraph" style:parent-style-name="Standard">
      <style:paragraph-properties fo:line-height="200%"/>
      <style:text-properties style:font-name="Arial" fo:font-size="12pt" style:font-size-asian="12pt" style:font-name-complex="Arial1" style:font-size-complex="12pt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" style:font-name-complex="Arial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Report za zimný semester</text:span><text:span text:style-name="T1"/></text:p>
      <text:p text:style-name="P2" loext:marker-style-name="T2"><text:span text:style-name="T2">Počas tohto semestra som pracoval na nasledujúcich veciach:</text:span><text:span text:style-name="T2"/></text:p>
      <text:list text:style-name="WWNum1">
        <text:list-item>
          <text:p text:style-name="P3" loext:marker-style-name="T2"><text:span text:style-name="T2">Oboznámil som sa s fungovaním SAT solverov. </text:span><text:span text:style-name="T2"/></text:p>
        </text:list-item>
        <text:list-item>
          <text:p text:style-name="P3" loext:marker-style-name="T2"><text:span text:style-name="T2">Naštudoval som si ako sa dajú využiť SAT solvery (Minisat, seqFrost, …) na rôznych typoch grafových problémov (Circular coloring index, H-coloring) v knižnici ba-graph.</text:span><text:span text:style-name="T2"/></text:p>
        </text:list-item>
        <text:list-item>
          <text:p text:style-name="P3" loext:marker-style-name="T2"><text:span text:style-name="T2">Nainštaloval a vyskúšal rôzne SAT solvery.</text:span><text:span text:style-name="T2"/></text:p>
        </text:list-item>
        <text:list-item>
          <text:p text:style-name="P3" loext:marker-style-name="T2"><text:span text:style-name="T2">Naštudoval som si formát DIMACS ako vstupný formát pre väčšinu SAT solverov.</text:span><text:span text:style-name="T2"/></text:p>
        </text:list-item>
        <text:list-item>
          <text:p text:style-name="P3" loext:marker-style-name="T2"><text:span text:style-name="T2">Na implementáciu frameworku som sa rozhodol pre jazyk python, kvôli knižniciam (subprocess, grafové knižnice).</text:span><text:span text:style-name="T2"/></text:p>
        </text:list-item>
        <text:list-item>
          <text:p text:style-name="P3" loext:marker-style-name="T2"><text:span text:style-name="T2">Naprogramoval som zjednodušenú verziu frameworku, ktorá spracuje výstupy viacerých SAT solverov a uloží ich do csv file formátu. Pridávanie nových solverov/problémov sa zatiaľ deje cez JSON konfiguračný súbor. </text:span><text:span text:style-name="T2"/></text:p>
        </text:list-item>
      </text:list>
      <text:p text:style-name="P4">Report za letný semester</text:p>
      <text:p text:style-name="P5" loext:marker-style-name="T2"><text:span text:style-name="T3">Počas tohto semestra som pracoval na nasledujúcich veciach:</text:span></text:p>
      <text:list text:style-name="L1">
        <text:list-item>
          <text:p text:style-name="P6">Oboznamil som sa s fungovanim Symmetry Breaker software-u</text:p>
        </text:list-item>
        <text:list-item>
          <text:p text:style-name="P6">Nainštaloval som breakid, softvér pre Symmetry breaking</text:p>
        </text:list-item>
        <text:list-item>
          <text:p text:style-name="P6">Pridanie moznosti pouzitia Symmetry Breaking software-u pri vstupoch pre SAT solver</text:p>
        </text:list-item>
        <text:list-item>
          <text:p text:style-name="P6"><text:soft-page-break/>Otestoval som viacero grafovych problemov, aby som zistil do akej miery pomaha Symmetry breaking softver.</text:p>
        </text:list-item>
        <text:list-item>
          <text:p text:style-name="P6"><text:s/>Pridanie moznosti timeout-u pre vstupy, kde v pripade prekrocenia terminujem proces</text:p>
        </text:list-item>
        <text:list-item>
          <text:p text:style-name="P6">pridanie unit testov pre jednotlivé triedy pre lepšiu testovateľnosť frameworku</text:p>
        </text:list-item>
        <text:list-item>
          <text:p text:style-name="P6">pridanie dokumentácie pre framework (README, Komentare k metodam)</text:p>
        </text:list-item>
      </text:list>
      <text:p text:style-name="P7" loext:marker-style-name="T4"/>
      <text:p text:style-name="P8" loext:marker-style-name="T2"/>
      <text:p text:style-name="P8" loext:marker-style-name="T2"/>
      <text:p text:style-name="P8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o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itul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cia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Zvýraznená_20_citácia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ov_20_Char" style:display-name="Názo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Podtitul_20_Char" style:display-name="Podtitul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cia_20_Char" style:display-name="Citácia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Zvýraznená_20_citácia_20_Char" style:display-name="Zvýraznená citáci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í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Fremal</meta:initial-creator>
    <meta:editing-cycles>5</meta:editing-cycles>
    <meta:creation-date>2025-01-22T21:50:00</meta:creation-date>
    <dc:date>2025-06-17T16:05:01.566028266</dc:date>
    <meta:editing-duration>PT1H24M53S</meta:editing-duration>
    <meta:generator>LibreOffice/24.8.6.2$Linux_X86_64 LibreOffice_project/480$Build-2</meta:generator>
    <meta:document-statistic meta:table-count="0" meta:image-count="0" meta:object-count="0" meta:page-count="2" meta:paragraph-count="17" meta:word-count="198" meta:character-count="1357" meta:non-whitespace-character-count="1186"/>
    <meta:user-defined meta:name="AppVersion">16.0000</meta:user-defined>
    <meta:template xlink:type="simple" xlink:actuate="onRequest" xlink:title="Normal.dotm" xlink:href=""/>
  </office:meta>
</office:document-meta>
</file>